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957in"/>
    </style:style>
    <style:style style:name="co2" style:family="table-column">
      <style:table-column-properties fo:break-before="auto" style:column-width="2.3264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2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et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_jupiter</text:p>
          </table:table-cell>
          <table:table-cell office:value-type="string" calcext:value-type="string">
            <text:p>art_distan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attening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ilt_x</text:p>
          </table:table-cell>
          <table:table-cell office:value-type="string" calcext:value-type="string">
            <text:p>tilt_y</text:p>
          </table:table-cell>
          <table:table-cell office:value-type="string" calcext:value-type="string">
            <text:p>tilt_z</text:p>
          </table:table-cell>
          <table:table-cell office:value-type="string" calcext:value-type="string">
            <text:p>rotperiod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orbitperiod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olor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Sun</text:p>
          </table:table-cell>
          <table:table-cell office:value-type="float" office:value="696342" calcext:value-type="float">
            <text:p>6963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7.25" calcext:value-type="float">
            <text:p>7.25</text:p>
          </table:table-cell>
          <table:table-cell office:value-type="float" office:value="-1.77" calcext:value-type="float">
            <text:p>-1.77</text:p>
          </table:table-cell>
          <table:table-cell office:value-type="float" office:value="7.031" calcext:value-type="float">
            <text:p>7.031</text:p>
          </table:table-cell>
          <table:table-cell office:value-type="float" office:value="-165.424" calcext:value-type="float">
            <text:p>-165.424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n.jpg</text:p>
          </table:table-cell>
          <table:table-cell office:value-type="string" calcext:value-type="string">
            <text:p>[1,1,0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ercury</text:p>
          </table:table-cell>
          <table:table-cell office:value-type="float" office:value="2440" calcext:value-type="float">
            <text:p>2440</text:p>
          </table:table-cell>
          <table:table-cell table:formula="of:=[.B3]/[.$B$7]" office:value-type="float" office:value="0.0341296928327645" calcext:value-type="float">
            <text:p>0.034129692832765</text:p>
          </table:table-cell>
          <table:table-cell office:value-type="float" office:value="8" calcext:value-type="float">
            <text:p>8</text:p>
          </table:table-cell>
          <table:table-cell office:value-type="float" office:value="57909050" calcext:value-type="float">
            <text:p>57909050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-4.666" calcext:value-type="float">
            <text:p>-4.666</text:p>
          </table:table-cell>
          <table:table-cell office:value-type="float" office:value="5.237" calcext:value-type="float">
            <text:p>5.237</text:p>
          </table:table-cell>
          <table:table-cell office:value-type="float" office:value="-170.302" calcext:value-type="float">
            <text:p>-170.302</text:p>
          </table:table-cell>
          <table:table-cell office:value-type="float" office:value="58.646" calcext:value-type="float">
            <text:p>58.646</text:p>
          </table:table-cell>
          <table:table-cell office:value-type="float" office:value="0.20563" calcext:value-type="float">
            <text:p>0.20563</text:p>
          </table:table-cell>
          <table:table-cell office:value-type="float" office:value="87.9691" calcext:value-type="float">
            <text:p>87.9691</text:p>
          </table:table-cell>
          <table:table-cell office:value-type="string" calcext:value-type="string">
            <text:p>mercury_brown.png</text:p>
          </table:table-cell>
          <table:table-cell office:value-type="string" calcext:value-type="string">
            <text:p>[0.4,0.2,0.05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Venus</text:p>
          </table:table-cell>
          <table:table-cell office:value-type="float" office:value="6052" calcext:value-type="float">
            <text:p>6052</text:p>
          </table:table-cell>
          <table:table-cell table:formula="of:=[.B4]/[.$B$7]" office:value-type="float" office:value="0.0846528282884798" calcext:value-type="float">
            <text:p>0.08465282828848</text:p>
          </table:table-cell>
          <table:table-cell office:value-type="float" office:value="8.8" calcext:value-type="float">
            <text:p>8.8</text:p>
          </table:table-cell>
          <table:table-cell office:value-type="float" office:value="108208000" calcext:value-type="float">
            <text:p>108208000</text:p>
          </table:table-cell>
          <table:table-cell office:value-type="float" office:value="0" calcext:value-type="float">
            <text:p>0</text:p>
          </table:table-cell>
          <table:table-cell office:value-type="float" office:value="177.36" calcext:value-type="float">
            <text:p>177.36</text:p>
          </table:table-cell>
          <table:table-cell office:value-type="float" office:value="-179.377" calcext:value-type="float">
            <text:p>-179.377</text:p>
          </table:table-cell>
          <table:table-cell office:value-type="float" office:value="-1.071" calcext:value-type="float">
            <text:p>-1.071</text:p>
          </table:table-cell>
          <table:table-cell office:value-type="float" office:value="-2.544" calcext:value-type="float">
            <text:p>-2.544</text:p>
          </table:table-cell>
          <table:table-cell office:value-type="float" office:value="-243.0185" calcext:value-type="float">
            <text:p>-243.0185</text:p>
          </table:table-cell>
          <table:table-cell office:value-type="float" office:value="0.0067" calcext:value-type="float">
            <text:p>0.0067</text:p>
          </table:table-cell>
          <table:table-cell office:value-type="float" office:value="224.701" calcext:value-type="float">
            <text:p>224.701</text:p>
          </table:table-cell>
          <table:table-cell office:value-type="string" calcext:value-type="string">
            <text:p>venus_brighter.jpg</text:p>
          </table:table-cell>
          <table:table-cell office:value-type="string" calcext:value-type="string">
            <text:p>[0.6,0.5,0.3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Earth</text:p>
          </table:table-cell>
          <table:table-cell office:value-type="float" office:value="6378" calcext:value-type="float">
            <text:p>6378</text:p>
          </table:table-cell>
          <table:table-cell table:formula="of:=[.B5]/[.$B$7]" office:value-type="float" office:value="0.0892127790522017" calcext:value-type="float">
            <text:p>0.089212779052202</text:p>
          </table:table-cell>
          <table:table-cell office:value-type="float" office:value="10" calcext:value-type="float">
            <text:p>10</text:p>
          </table:table-cell>
          <table:table-cell office:value-type="float" office:value="149600000" calcext:value-type="float">
            <text:p>149600000</text:p>
          </table:table-cell>
          <table:table-cell office:value-type="float" office:value="0.0033528" calcext:value-type="float">
            <text:p>0.0033528</text:p>
          </table:table-cell>
          <table:table-cell office:value-type="float" office:value="23.4393" calcext:value-type="float">
            <text:p>23.4393</text:p>
          </table:table-cell>
          <table:table-cell office:value-type="float" office:value="23.439" calcext:value-type="float">
            <text:p>23.439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0.99726968" calcext:value-type="float">
            <text:p>0.99726968</text:p>
          </table:table-cell>
          <table:table-cell office:value-type="float" office:value="0.01671123" calcext:value-type="float">
            <text:p>0.01671123</text:p>
          </table:table-cell>
          <table:table-cell office:value-type="float" office:value="365.256363004" calcext:value-type="float">
            <text:p>365.256363004</text:p>
          </table:table-cell>
          <table:table-cell office:value-type="string" calcext:value-type="string">
            <text:p>earth.jpg</text:p>
          </table:table-cell>
          <table:table-cell office:value-type="string" calcext:value-type="string">
            <text:p>[0,0,1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Mars</text:p>
          </table:table-cell>
          <table:table-cell office:value-type="float" office:value="3396" calcext:value-type="float">
            <text:p>3396</text:p>
          </table:table-cell>
          <table:table-cell table:formula="of:=[.B6]/[.$B$7]" office:value-type="float" office:value="0.0475018183852739" calcext:value-type="float">
            <text:p>0.047501818385274</text:p>
          </table:table-cell>
          <table:table-cell office:value-type="float" office:value="11.2" calcext:value-type="float">
            <text:p>11.2</text:p>
          </table:table-cell>
          <table:table-cell office:value-type="float" office:value="227939100" calcext:value-type="float">
            <text:p>227939100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25.19" calcext:value-type="float">
            <text:p>25.19</text:p>
          </table:table-cell>
          <table:table-cell office:value-type="float" office:value="-3.567" calcext:value-type="float">
            <text:p>-3.567</text:p>
          </table:table-cell>
          <table:table-cell office:value-type="float" office:value="26.497" calcext:value-type="float">
            <text:p>26.497</text:p>
          </table:table-cell>
          <table:table-cell office:value-type="float" office:value="-138.802" calcext:value-type="float">
            <text:p>-138.802</text:p>
          </table:table-cell>
          <table:table-cell office:value-type="float" office:value="1.025957" calcext:value-type="float">
            <text:p>1.025957</text:p>
          </table:table-cell>
          <table:table-cell office:value-type="float" office:value="0.0935" calcext:value-type="float">
            <text:p>0.0935</text:p>
          </table:table-cell>
          <table:table-cell office:value-type="float" office:value="686.971" calcext:value-type="float">
            <text:p>686.971</text:p>
          </table:table-cell>
          <table:table-cell office:value-type="string" calcext:value-type="string">
            <text:p>mars.jpg</text:p>
          </table:table-cell>
          <table:table-cell office:value-type="string" calcext:value-type="string">
            <text:p>[1,0,0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Jupiter</text:p>
          </table:table-cell>
          <table:table-cell office:value-type="float" office:value="71492" calcext:value-type="float">
            <text:p>71492</text:p>
          </table:table-cell>
          <table:table-cell table:formula="of:=[.B7]/[.$B$7]" office:value-type="float" office:value="1" calcext:value-type="float">
            <text:p>1</text:p>
          </table:table-cell>
          <table:table-cell office:value-type="float" office:value="14.6" calcext:value-type="float">
            <text:p>14.6</text:p>
          </table:table-cell>
          <table:table-cell office:value-type="float" office:value="778547200" calcext:value-type="float">
            <text:p>778547200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3.13" calcext:value-type="float">
            <text:p>3.13</text:p>
          </table:table-cell>
          <table:table-cell office:value-type="float" office:value="-2.048" calcext:value-type="float">
            <text:p>-2.048</text:p>
          </table:table-cell>
          <table:table-cell office:value-type="float" office:value="-0.835" calcext:value-type="float">
            <text:p>-0.835</text:p>
          </table:table-cell>
          <table:table-cell office:value-type="float" office:value="178.249" calcext:value-type="float">
            <text:p>178.249</text:p>
          </table:table-cell>
          <table:table-cell office:value-type="float" office:value="0.41354" calcext:value-type="float">
            <text:p>0.41354</text:p>
          </table:table-cell>
          <table:table-cell office:value-type="float" office:value="0.048775" calcext:value-type="float">
            <text:p>0.048775</text:p>
          </table:table-cell>
          <table:table-cell office:value-type="float" office:value="4332.59" calcext:value-type="float">
            <text:p>4332.59</text:p>
          </table:table-cell>
          <table:table-cell office:value-type="string" calcext:value-type="string">
            <text:p>jupiter.png</text:p>
          </table:table-cell>
          <table:table-cell office:value-type="string" calcext:value-type="string">
            <text:p>[0.6,0.1,0.1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urn</text:p>
          </table:table-cell>
          <table:table-cell office:value-type="float" office:value="60268" calcext:value-type="float">
            <text:p>60268</text:p>
          </table:table-cell>
          <table:table-cell table:formula="of:=[.B8]/[.$B$7]" office:value-type="float" office:value="0.843003412969283" calcext:value-type="float">
            <text:p>0.843003412969283</text:p>
          </table:table-cell>
          <table:table-cell office:value-type="float" office:value="20.7" calcext:value-type="float">
            <text:p>20.7</text:p>
          </table:table-cell>
          <table:table-cell office:value-type="float" office:value="1433449370" calcext:value-type="float">
            <text:p>1433449370</text:p>
          </table:table-cell>
          <table:table-cell office:value-type="float" office:value="0.09796" calcext:value-type="float">
            <text:p>0.09796</text:p>
          </table:table-cell>
          <table:table-cell office:value-type="float" office:value="26.73" calcext:value-type="float">
            <text:p>26.73</text:p>
          </table:table-cell>
          <table:table-cell office:value-type="float" office:value="27.653" calcext:value-type="float">
            <text:p>27.653</text:p>
          </table:table-cell>
          <table:table-cell office:value-type="float" office:value="4.901" calcext:value-type="float">
            <text:p>4.901</text:p>
          </table:table-cell>
          <table:table-cell office:value-type="float" office:value="-49.23" calcext:value-type="float">
            <text:p>-49.23</text:p>
          </table:table-cell>
          <table:table-cell office:value-type="float" office:value="0.439583333333333" calcext:value-type="float">
            <text:p>0.43958333333333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0759.22" calcext:value-type="float">
            <text:p>10759.22</text:p>
          </table:table-cell>
          <table:table-cell office:value-type="string" calcext:value-type="string">
            <text:p>saturn_bj.jpg</text:p>
          </table:table-cell>
          <table:table-cell office:value-type="string" calcext:value-type="string">
            <text:p>[0.8,0.3,0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Uranus</text:p>
          </table:table-cell>
          <table:table-cell office:value-type="float" office:value="25559" calcext:value-type="float">
            <text:p>25559</text:p>
          </table:table-cell>
          <table:table-cell table:formula="of:=[.B9]/[.$B$7]" office:value-type="float" office:value="0.357508532423208" calcext:value-type="float">
            <text:p>0.357508532423208</text:p>
          </table:table-cell>
          <table:table-cell office:value-type="float" office:value="28" calcext:value-type="float">
            <text:p>28</text:p>
          </table:table-cell>
          <table:table-cell office:value-type="float" office:value="2870671400" calcext:value-type="float">
            <text:p>2870671400</text:p>
          </table:table-cell>
          <table:table-cell office:value-type="float" office:value="0.0229" calcext:value-type="float">
            <text:p>0.0229</text:p>
          </table:table-cell>
          <table:table-cell office:value-type="float" office:value="97.77" calcext:value-type="float">
            <text:p>97.77</text:p>
          </table:table-cell>
          <table:table-cell office:value-type="float" office:value="97.986" calcext:value-type="float">
            <text:p>97.986</text:p>
          </table:table-cell>
          <table:table-cell office:value-type="float" office:value="12.129" calcext:value-type="float">
            <text:p>12.129</text:p>
          </table:table-cell>
          <table:table-cell office:value-type="float" office:value="-3.324" calcext:value-type="float">
            <text:p>-3.324</text:p>
          </table:table-cell>
          <table:table-cell office:value-type="float" office:value="0.71833" calcext:value-type="float">
            <text:p>0.71833</text:p>
          </table:table-cell>
          <table:table-cell office:value-type="float" office:value="0.04722" calcext:value-type="float">
            <text:p>0.04722</text:p>
          </table:table-cell>
          <table:table-cell office:value-type="float" office:value="30687.15" calcext:value-type="float">
            <text:p>30687.15</text:p>
          </table:table-cell>
          <table:table-cell office:value-type="string" calcext:value-type="string">
            <text:p>uranus.png</text:p>
          </table:table-cell>
          <table:table-cell office:value-type="string" calcext:value-type="string">
            <text:p>[0,0.8,0.2]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eptune</text:p>
          </table:table-cell>
          <table:table-cell office:value-type="float" office:value="24764" calcext:value-type="float">
            <text:p>24764</text:p>
          </table:table-cell>
          <table:table-cell table:formula="of:=[.B10]/[.$B$7]" office:value-type="float" office:value="0.3463884070945" calcext:value-type="float">
            <text:p>0.3463884070945</text:p>
          </table:table-cell>
          <table:table-cell office:value-type="float" office:value="32.9" calcext:value-type="float">
            <text:p>32.9</text:p>
          </table:table-cell>
          <table:table-cell office:value-type="float" office:value="4498542600" calcext:value-type="float">
            <text:p>4498542600</text:p>
          </table:table-cell>
          <table:table-cell office:value-type="float" office:value="0.0171" calcext:value-type="float">
            <text:p>0.0171</text:p>
          </table:table-cell>
          <table:table-cell office:value-type="float" office:value="28.32" calcext:value-type="float">
            <text:p>28.32</text:p>
          </table:table-cell>
          <table:table-cell office:value-type="float" office:value="-19.664" calcext:value-type="float">
            <text:p>-19.664</text:p>
          </table:table-cell>
          <table:table-cell office:value-type="float" office:value="21.058" calcext:value-type="float">
            <text:p>21.058</text:p>
          </table:table-cell>
          <table:table-cell office:value-type="float" office:value="-158.997" calcext:value-type="float">
            <text:p>-158.997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008678" calcext:value-type="float">
            <text:p>0.008678</text:p>
          </table:table-cell>
          <table:table-cell office:value-type="float" office:value="60190.03" calcext:value-type="float">
            <text:p>60190.03</text:p>
          </table:table-cell>
          <table:table-cell office:value-type="string" calcext:value-type="string">
            <text:p>neptune.jpg</text:p>
          </table:table-cell>
          <table:table-cell office:value-type="string" calcext:value-type="string">
            <text:p>[0,0.4,0.8]</text:p>
          </table:table-cell>
          <table:table-cell table:number-columns-repeated="100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# columns are: </text:p>
            <text:p>name of the planet, </text:p>
            <text:p>radius in km, </text:p>
            <text:p>artificial distance in Blender units, </text:p>
            <text:p>distance (semi-major axis) in km, </text:p>
            <text:p>flattening parameter, </text:p>
            <text:p>tilt angle to orbit plane in degrees, </text:p>
            <text:p>tilt angle via x, y, z axis in degrees, </text:p>
            <text:p>rotation period in days, </text:p>
            <text:p>eccentricity parameter, </text:p>
            <text:p>orbital period in days, </text:p>
            <text:p>texture image name, </text:p>
            <text:p>Color RGB triplet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11:59:11.383290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1:36:37.855643389</meta:creation-date>
    <dc:date>2022-03-04T12:00:27.511173629</dc:date>
    <meta:editing-duration>PT10M38S</meta:editing-duration>
    <meta:editing-cycles>4</meta:editing-cycles>
    <meta:generator>LibreOffice/6.4.7.2$Linux_X86_64 LibreOffice_project/40$Build-2</meta:generator>
    <meta:document-statistic meta:table-count="1" meta:cell-count="150" meta:object-count="0"/>
  </office:meta>
</office:document-meta>
</file>